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DeserializerTest.test_stack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ntDeserializerTest.test_stack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.setValue( Fo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De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ntDeserializerTest.test_stack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ntDeserializerTest.test_stack_error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DeserializerTest.test_stack_error_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ntDeserializerTest.test_stack_error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